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4.352cm" svg:height="1.887cm" svg:x="7.571cm" svg:y="8.575cm">
          <text:p text:style-name="P1"><text:span text:style-name="T1">Training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3.563cm" svg:height="1.888cm" svg:x="2.535cm" svg:y="4.812cm">
          <text:p text:style-name="P1"><text:span text:style-name="T1">GradientDescent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3" draw:id="id3" draw:layer="layout" svg:width="3.219cm" svg:height="1.888cm" svg:x="8.114cm" svg:y="4.785cm">
          <text:p text:style-name="P1"><text:span text:style-name="T1">NewtonMethod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3.804cm" svg:height="1.888cm" svg:x="13.713cm" svg:y="4.909cm">
          <text:p text:style-name="P1"><text:span text:style-name="T1">ConjugateGradient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6" draw:id="id6" draw:layer="layout" svg:width="6.045cm" svg:height="1.888cm" svg:x="13.726cm" svg:y="8.589cm">
          <text:p text:style-name="P1"><text:span text:style-name="T1">LevenbergMarquardt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5" draw:id="id5" draw:layer="layout" svg:width="4.234cm" svg:height="1.888cm" svg:x="1.871cm" svg:y="8.537cm">
          <text:p text:style-name="P1"><text:span text:style-name="T1">QuasiNewtonMethod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4.316cm" svg:y1="6.7cm" svg:x2="9.747cm" svg:y2="8.575cm" draw:start-shape="id1" draw:start-glue-point="2" draw:end-shape="id2" draw:end-glue-point="0" svg:d="m4316 6700 5431 1875">
          <text:p/>
        </draw:connector>
        <draw:connector draw:style-name="gr1" draw:text-style-name="P3" draw:layer="layout" draw:type="line" svg:x1="9.723cm" svg:y1="6.673cm" svg:x2="9.747cm" svg:y2="8.575cm" draw:start-shape="id3" draw:start-glue-point="2" draw:end-shape="id2" svg:d="m9723 6673 24 1902">
          <text:p/>
        </draw:connector>
        <draw:connector draw:style-name="gr1" draw:text-style-name="P3" draw:layer="layout" draw:type="line" svg:x1="15.615cm" svg:y1="6.797cm" svg:x2="9.747cm" svg:y2="8.575cm" draw:start-shape="id4" draw:start-glue-point="2" draw:end-shape="id2" draw:end-glue-point="0" svg:d="m15615 6797-5868 1778">
          <text:p/>
        </draw:connector>
        <draw:connector draw:style-name="gr1" draw:text-style-name="P3" draw:layer="layout" draw:type="line" svg:x1="6.105cm" svg:y1="9.481cm" svg:x2="7.571cm" svg:y2="9.518cm" draw:start-shape="id5" draw:start-glue-point="1" draw:end-shape="id2" svg:d="m6105 9481 1466 37">
          <text:p/>
        </draw:connector>
        <draw:connector draw:style-name="gr1" draw:text-style-name="P3" draw:layer="layout" draw:type="line" svg:x1="13.726cm" svg:y1="9.533cm" svg:x2="11.923cm" svg:y2="9.518cm" draw:start-shape="id6" draw:start-glue-point="3" draw:end-shape="id2" svg:d="m13726 9533-1803-15">
          <text:p/>
        </draw:connector>
        <draw:custom-shape draw:name="ClassName" draw:style-name="SolidLine" draw:text-style-name="P2" xml:id="id7" draw:id="id7" draw:layer="layout" svg:width="3.526cm" svg:height="1.888cm" svg:x="13.043cm" svg:y="11.857cm">
          <text:p text:style-name="P1"><text:span text:style-name="T1">RandomSearch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3.043cm" svg:y1="12.801cm" svg:x2="9.747cm" svg:y2="10.462cm" draw:start-shape="id7" draw:end-shape="id2" draw:end-glue-point="2" svg:d="m13043 12801-3296-2339">
          <text:p/>
        </draw:connector>
        <draw:frame draw:style-name="gr2" draw:text-style-name="P4" draw:layer="layout" svg:width="1.078cm" svg:height="0.721cm" svg:x="9.731cm" svg:y="7.054cm">
          <draw:text-box>
            <text:p><text:span text:style-name="T2">is a</text:span></text:p>
          </draw:text-box>
        </draw:frame>
        <draw:custom-shape draw:name="ClassName" draw:style-name="SolidLine" draw:text-style-name="P2" xml:id="id8" draw:id="id8" draw:layer="layout" svg:width="4.795cm" svg:height="1.888cm" svg:x="1.925cm" svg:y="11.817cm">
          <text:p text:style-name="P1"><text:span text:style-name="T1">EvolutionaryAlgorith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3" draw:text-style-name="P3" draw:layer="layout" draw:type="line" svg:x1="6.72cm" svg:y1="12.761cm" svg:x2="9.747cm" svg:y2="10.462cm" draw:start-shape="id8" draw:start-glue-point="1" draw:end-shape="id2" draw:end-glue-point="2" svg:d="m6720 12761 3027-2299">
          <text:p/>
        </draw:connector>
        <draw:frame draw:style-name="gr2" draw:text-style-name="P4" draw:layer="layout" svg:width="1.078cm" svg:height="0.721cm" svg:x="7.231cm" svg:y="7.055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21cm" svg:x="13.731cm" svg:y="7.356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21cm" svg:x="12.531cm" svg:y="8.786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21cm" svg:x="6.131cm" svg:y="8.787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21cm" svg:x="7.831cm" svg:y="11.888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21cm" svg:x="10.673cm" svg:y="11.889cm">
          <draw:text-box>
            <text:p><text:span text:style-name="T2">is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LibreOffice/3.5$Linux_X86_64 LibreOffice_project/350m1$Build-202</meta:generator>
    <dc:date>2012-08-16T18:06:21</dc:date>
    <meta:editing-duration>PT3H32M1S</meta:editing-duration>
    <meta:editing-cycles>21</meta:editing-cycles>
    <meta:document-statistic meta:object-count="22"/>
  </office:meta>
</office:document-meta>
</file>